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6pt" officeooo:rsid="002781bc" officeooo:paragraph-rsid="002781bc"/>
    </style:style>
    <style:style style:name="P2" style:family="paragraph" style:parent-style-name="Standard">
      <style:text-properties fo:font-size="16pt" officeooo:rsid="002a3373" officeooo:paragraph-rsid="002a3373"/>
    </style:style>
    <style:style style:name="P3" style:family="paragraph" style:parent-style-name="Standard">
      <style:text-properties fo:font-size="16pt" officeooo:rsid="001fe7b0" officeooo:paragraph-rsid="001b9975"/>
    </style:style>
    <style:style style:name="P4" style:family="paragraph" style:parent-style-name="Standard">
      <style:text-properties fo:font-size="16pt" officeooo:rsid="001fe7b0" officeooo:paragraph-rsid="001b9975"/>
    </style:style>
    <style:style style:name="P5" style:family="paragraph" style:parent-style-name="Standard">
      <style:text-properties fo:font-size="16pt" officeooo:rsid="003538e2" officeooo:paragraph-rsid="003538e2"/>
    </style:style>
    <style:style style:name="P6" style:family="paragraph" style:parent-style-name="Standard">
      <style:text-properties fo:font-size="16pt" fo:font-weight="bold" officeooo:rsid="0033e422" officeooo:paragraph-rsid="0033e422" style:font-weight-asian="bold" style:font-weight-complex="bold"/>
    </style:style>
    <style:style style:name="P7" style:family="paragraph" style:parent-style-name="Standard">
      <style:text-properties fo:font-size="16pt" fo:font-weight="bold" officeooo:rsid="00316264" officeooo:paragraph-rsid="00316264" style:font-weight-asian="bold" style:font-weight-complex="bold"/>
    </style:style>
    <style:style style:name="P8" style:family="paragraph" style:parent-style-name="Standard">
      <style:text-properties fo:font-size="16pt" fo:font-weight="bold" officeooo:rsid="00386a98" officeooo:paragraph-rsid="00386a98" style:font-weight-asian="bold" style:font-weight-complex="bold"/>
    </style:style>
    <style:style style:name="T1" style:family="text">
      <style:text-properties officeooo:rsid="002817d0"/>
    </style:style>
    <style:style style:name="T2" style:family="text">
      <style:text-properties officeooo:rsid="002a3373"/>
    </style:style>
    <style:style style:name="T3" style:family="text">
      <style:text-properties officeooo:rsid="002b29c5"/>
    </style:style>
    <style:style style:name="T4" style:family="text">
      <style:text-properties officeooo:rsid="002c9d1a"/>
    </style:style>
    <style:style style:name="T5" style:family="text">
      <style:text-properties officeooo:rsid="0033db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ehrplan Physik (<text:span text:style-name="T5">6</text:span> – 18 Jahre)</text:p>
      <text:p text:style-name="P3"/>
      <text:p text:style-name="P6">Unterstufe (6 bis 12 Jahre)</text:p>
      <text:p text:style-name="P3"/>
      <text:p text:style-name="P5">Werken mit Holz und anderen handlichen Werkstoffen.</text:p>
      <text:p text:style-name="P5">Basteln zusammen mit Spiele und Musik.</text:p>
      <text:p text:style-name="P3"/>
      <text:p text:style-name="P3">Holz, Kunststoffe &amp; Glas</text:p>
      <text:p text:style-name="P3"/>
      <text:p text:style-name="P3">Wachstum von Holz (3 Monate)</text:p>
      <text:p text:style-name="P3"><text:s text:c="4"/>• z.B. Wanderung durch Wald</text:p>
      <text:p text:style-name="P3"><text:s text:c="4"/>• Sammeln von Holz</text:p>
      <text:p text:style-name="P3"><text:s text:c="4"/>• Lagerfeuer</text:p>
      <text:p text:style-name="P3"/>
      <text:p text:style-name="P3">Verarbeitung von Holz (3 Monate)</text:p>
      <text:p text:style-name="P3"><text:s text:c="4"/>• Videomaterial: Sägewerk</text:p>
      <text:p text:style-name="P3"><text:s text:c="4"/>• Herstellung von Brettern und Möbel</text:p>
      <text:p text:style-name="P3"><text:s text:c="4"/>• Wärme und Heizen</text:p>
      <text:p text:style-name="P3"/>
      <text:p text:style-name="P3">Kunststoffe (1 Monat)</text:p>
      <text:p text:style-name="P3"><text:s text:c="4"/>• Kunststoffe werden aus abgestorbenem pflanzlichem Material hergestellt</text:p>
      <text:p text:style-name="P3"><text:s text:c="4"/>• Kunststoffe (Plastik) können beliebig geformt werden</text:p>
      <text:p text:style-name="P3"/>
      <text:p text:style-name="P3">Glas (1 Monat)</text:p>
      <text:p text:style-name="P3"><text:s text:c="4"/>• Glas wird aus Sand hergestellt</text:p>
      <text:p text:style-name="P3"><text:s text:c="4"/>• Glas kann geschmolzen und geformt werden</text:p>
      <text:p text:style-name="P3"/>
      <text:p text:style-name="P3"/>
      <text:p text:style-name="P8">Oberstufe (12 bis 18 Jahre)</text:p>
      <text:p text:style-name="P3"/>
      <text:p text:style-name="P3">Alltagsphysik („klassische Physik“):</text:p>
      <text:p text:style-name="P3"><text:s text:c="4"/>• Holz, Kunststoffe <text:s/>&amp; Glase</text:p>
      <text:p text:style-name="P3"><text:s text:c="4"/>• Feststoffe, Flüssigkeiten, Gase, Energie</text:p>
      <text:p text:style-name="P3"><text:s text:c="4"/>• Energieerhaltungssatz, Umwandlung von Licht in Wärme</text:p>
      <text:p text:style-name="P3"><text:soft-page-break/><text:s text:c="4"/>• Mechanik, Magnetismus, Elektromotor</text:p>
      <text:p text:style-name="P3"/>
      <text:p text:style-name="P3">Oberstufe</text:p>
      <text:p text:style-name="P3"/>
      <text:p text:style-name="P3">Fortgeschrittene Themen in der Physik:</text:p>
      <text:p text:style-name="P3"><text:s text:c="4"/>• Elektrotechnik</text:p>
      <text:p text:style-name="P3"><text:s text:c="4"/>• Lichtgeschwindigkeit &amp; Schwerkraft</text:p>
      <text:p text:style-name="P3"><text:s text:c="4"/>• Quantenphysik und Wellenfunktion</text:p>
      <text:p text:style-name="P3"><text:s text:c="4"/>• Strömungsphysik, Magnetismus &amp; Wellenfunktion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.84cm" fo:margin-left="2.439cm" fo:margin-right="3.3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36:00.280178486</meta:creation-date>
    <meta:generator>LibreOffice/7.4.7.2$Linux_X86_64 LibreOffice_project/40$Build-2</meta:generator>
    <dc:date>2024-01-14T00:33:30.721462491</dc:date>
    <meta:editing-duration>PT13M7S</meta:editing-duration>
    <meta:editing-cycles>32</meta:editing-cycles>
    <meta:document-statistic meta:table-count="0" meta:image-count="0" meta:object-count="0" meta:page-count="2" meta:paragraph-count="31" meta:word-count="145" meta:character-count="1077" meta:non-whitespace-character-count="889"/>
  </office:meta>
</office:document-meta>
</file>